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application/x-openoffice-gdimetafile;windows_formatname=&quot;GDIMetaFile&quot;" manifest:full-path="Object 2/ObjectReplacements/Object 1"/>
  <manifest:file-entry manifest:media-type="" manifest:full-path="Object 2/ObjectReplacements/"/>
  <manifest:file-entry manifest:media-type="text/xml" manifest:full-path="Object 2/styles.xml"/>
  <manifest:file-entry manifest:media-type="" manifest:full-path="Object 2/Object 1/Configurations2/statusbar/"/>
  <manifest:file-entry manifest:media-type="" manifest:full-path="Object 2/Object 1/Configurations2/floater/"/>
  <manifest:file-entry manifest:media-type="" manifest:full-path="Object 2/Object 1/Configurations2/popupmenu/"/>
  <manifest:file-entry manifest:media-type="" manifest:full-path="Object 2/Object 1/Configurations2/progressbar/"/>
  <manifest:file-entry manifest:media-type="" manifest:full-path="Object 2/Object 1/Configurations2/menubar/"/>
  <manifest:file-entry manifest:media-type="" manifest:full-path="Object 2/Object 1/Configurations2/toolbar/"/>
  <manifest:file-entry manifest:media-type="" manifest:full-path="Object 2/Object 1/Configurations2/images/Bitmaps/"/>
  <manifest:file-entry manifest:media-type="" manifest:full-path="Object 2/Object 1/Configurations2/images/"/>
  <manifest:file-entry manifest:media-type="application/vnd.sun.xml.ui.configuration" manifest:full-path="Object 2/Object 1/Configurations2/"/>
  <manifest:file-entry manifest:media-type="text/xml" manifest:full-path="Object 2/Object 1/content.xml"/>
  <manifest:file-entry manifest:media-type="text/xml" manifest:full-path="Object 2/Object 1/settings.xml"/>
  <manifest:file-entry manifest:media-type="application/vnd.oasis.opendocument.formula" manifest:version="1.2" manifest:full-path="Object 2/Object 1/"/>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1" style:family="text">
      <style:text-properties style:font-name="OpenSymbol" style:font-name-asian="OpenSymbol" style:font-name-complex="OpenSymbol"/>
    </style:style>
    <style:style style:name="T2" style:family="text">
      <style:text-properties fo:font-style="italic" style:font-style-asian="italic" style:font-style-complex="italic"/>
    </style:style>
    <style:style style:name="T3" style:family="text">
      <style:text-properties style:font-name="Arial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in-drilling Holes</text:p>
      <text:p text:style-name="Subtitle_2c__20_no_20_space"><text:a xlink:type="simple" xlink:href="mailto:someonesdad1@gmail.com">someonesdad1@gmail.com</text:a> <text:s/>10 Jan 2013</text:p>
      <text:p text:style-name="Subtitle">Updated 20 May 2014: <text:s/>minor edits/corrections</text:p>
      <text:p text:style-name="Text_20_body">This document discusses the creation of holes and disks in sheet materials by chain-drilling. <text:s/>It is accompanied by a python script <text:span text:style-name="Code">chain.py</text:span> that can do the calculations to help you lay out the holes you need to make. <text:s/>The formulas for these calculations are given in this document, so if you only occasionally need to make such calculations, you may just want to have a calculator handy.</text:p>
      <text:p text:style-name="Text_20_body">Workers in a home shop typically won't have the expensive machinery used to cut holes that a business could afford. <text:s/>Thus, a "simple" task like producing a 6 inch diameter hole in a 3/4" chunk of rock maple takes a bit more work than just chucking up a drill and drilling a hole. <text:s/>Even if you had a 6 inch diameter hole saw, that's not a tool you would use lightly in e.g. a 1/2" drill -- you'd definitely want to use a drill press. <text:s/>And a common problem with drill presses is that they don't go slow enough to cut big holes. <text:s/>Drilling too fast can be a safety hazard and the generated heat can ruin the heat treatment of the cutting tool. <text:s/></text:p>
      <text:p text:style-name="Text_20_body">Thus, us home shop workers often resort to chain drilling.</text:p>
      <text:h text:style-name="Heading_20_1" text:outline-level="1">The basic principle</text:h>
      <text:p text:style-name="Text_20_body">The principle of chain-drilling a hole is to drill multiple smaller holes to create a "slug", then cut out the slug. <text:s/>Here's a picture:</text:p>
      <text:p text:style-name="Text_20_body"><draw:frame draw:style-name="fr1" draw:name="Object1" text:anchor-type="paragraph" svg:x="0.7256in" svg:y="-0.0035in" svg:width="5.5484in" svg:height="1.85in" draw:z-index="0"><draw:object xlink:href="./Object 1" xlink:type="simple" xlink:show="embed" xlink:actuate="onLoad"/><draw:image xlink:href="./ObjectReplacements/Object 1" xlink:type="simple" xlink:show="embed" xlink:actuate="onLoad"/></draw:frame>Suppose we want the hole AODE (only half of it shown) cut in the sheet material. <text:s/>We drill smaller holes 1, 2, etc. equally-spaced along the circle BOC passing through the small circles' centers. <text:s/>This leaves a small quantity of material between the holes; we cut through these small webs with a saw and the slug falls out. <text:s/>We then use some appropriate method to remove the remaining waste up to the edge of the desired hole.</text:p>
      <text:p text:style-name="Text_20_body">If instead you had wanted to cut out a disk of a desired size, you'd use the same procedure shown above except that the slug would be the desired disk and you'd remove the waste material from its outside to finish the disk.</text:p>
      <text:p text:style-name="Text_20_body">It's obvious that the method can be used to cut out shapes other than circles.</text:p>
      <text:h text:style-name="Heading_20_2" text:outline-level="2">Practical issues</text:h>
      <text:p text:style-name="Text_20_body">While the method is conceptually easy to understand, there are practical considerations when you want to use this method. <text:s/>For example, it's not hard to see that you could get something quite close to your final dimensions if you used a small drill diameter, placed the holes close together, and placed them so they were very close to the desired final hole size. <text:s/>But this can lead to some problems. <text:s/>First, it can mean you have to locate and drill a large number of holes, as the number of holes goes up quickly as the chain drill diameter goes down. <text:s/>Second, it can be difficult to drill <text:soft-page-break/>closely-spaced holes because the drill may wander if its edge cuts next to an existing hole. <text:s/>Third, if there's not enough clearance, it may be difficult to use a saw to cut out the slug.</text:p>
      <text:p text:style-name="Text_20_body">Let's derive the formulas for this cutting.</text:p>
      <text:h text:style-name="Heading_20_1" text:outline-level="1">Formulas</text:h>
      <text:p text:style-name="Text_20_body">We'll use the following geometry:</text:p>
      <text:p text:style-name="Text_20_body"><draw:frame draw:style-name="fr1" draw:name="Object2" text:anchor-type="paragraph" svg:x="0.3138in" svg:y="0in" svg:width="6.7102in" svg:height="2.589in" draw:z-index="1"><draw:object xlink:href="./Object 2" xlink:type="simple" xlink:show="embed" xlink:actuate="onLoad"/><draw:image xlink:href="./ObjectReplacements/Object 2" xlink:type="simple" xlink:show="embed" xlink:actuate="onLoad"/></draw:frame>The hole desired to be cut in the sheet is indicated by the arc AGB. <text:s/>The chain holes are centered at E and D along the arc CF. <text:s/>This separation subtends an angle <text:span text:style-name="T1"></text:span> from the center of the desired hole at O.</text:p>
      <text:p text:style-name="Text_20_body">Let</text:p>
      <text:p text:style-name="Where"><text:span text:style-name="T2">d</text:span> = diameter of chain holes = 2*EH</text:p>
      <text:p text:style-name="Where"><text:span text:style-name="T2">D</text:span> = diameter of desired hole = 2*OG</text:p>
      <text:p text:style-name="Where"><text:span text:style-name="T1"></text:span> = minimum desired between-holes distance JK</text:p>
      <text:p text:style-name="Where"><text:span text:style-name="T2">n</text:span> = number of chain holes needed to get (close to) <text:span text:style-name="T1"></text:span></text:p>
      <text:p text:style-name="Where"><text:span text:style-name="T1"></text:span> = 2<text:span text:style-name="T1"></text:span>/n</text:p>
      <text:p text:style-name="Where"><text:span text:style-name="T2">a</text:span> = clearance = HG</text:p>
      <text:p text:style-name="Where_20_end"><text:span text:style-name="T2">r</text:span> = radius of chain hole arc = OD</text:p>
      <text:p text:style-name="Text_20_body">We have <draw:frame draw:style-name="fr2" draw:name="Object3" text:anchor-type="as-char" svg:width="1.0016in" svg:height="0.3638in" draw:z-index="2"><draw:object xlink:href="./Object 3" xlink:type="simple" xlink:show="embed" xlink:actuate="onLoad"/><draw:image xlink:href="./ObjectReplacements/Object 3" xlink:type="simple" xlink:show="embed" xlink:actuate="onLoad"/></draw:frame>. <text:s/>Thus, the diameter of the circle that we lay the chain holes out will be <draw:frame draw:style-name="fr2" draw:name="Object4" text:anchor-type="as-char" svg:width="0.7807in" svg:height="0.1709in" draw:z-index="3"><draw:object xlink:href="./Object 4" xlink:type="simple" xlink:show="embed" xlink:actuate="onLoad"/><draw:image xlink:href="./ObjectReplacements/Object 4" xlink:type="simple" xlink:show="embed" xlink:actuate="onLoad"/></draw:frame> and it will be centered at O.</text:p>
      <text:p text:style-name="Text_20_body">We also can calculate the number of chain holes we can drill as <draw:frame draw:style-name="fr2" draw:name="Object5" text:anchor-type="as-char" svg:width="1.311in" svg:height="0.1756in" draw:z-index="4"><draw:object xlink:href="./Object 5" xlink:type="simple" xlink:show="embed" xlink:actuate="onLoad"/><draw:image xlink:href="./ObjectReplacements/Object 5" xlink:type="simple" xlink:show="embed" xlink:actuate="onLoad"/></draw:frame> (this is an approximation, as arc length is being mixed with chordal distances). <text:s/>Solving for n gives</text:p>
      <text:p text:style-name="Equation"><draw:frame draw:style-name="fr2" draw:name="Object6" text:anchor-type="as-char" svg:width="1.1465in" svg:height="0.4016in" draw:z-index="5"><draw:object xlink:href="./Object 6" xlink:type="simple" xlink:show="embed" xlink:actuate="onLoad"/><draw:image xlink:href="./ObjectReplacements/Object 6" xlink:type="simple" xlink:show="embed" xlink:actuate="onLoad"/></draw:frame></text:p>
      <text:p text:style-name="Text_20_body">We take the integer part because we have to drill an integral number of holes. <text:s/>Since there will be a number of holes, the approximation should be adequate, although you can enter nonsense data into the program and get nonsense data out. <text:s/>To avoid nonsense, you should have <draw:frame draw:style-name="fr2" draw:name="Object8" text:anchor-type="as-char" svg:width="0.3965in" svg:height="0.1701in" draw:z-index="7"><draw:object xlink:href="./Object 8" xlink:type="simple" xlink:show="embed" xlink:actuate="onLoad"/><draw:image xlink:href="./ObjectReplacements/Object 8" xlink:type="simple" xlink:show="embed" xlink:actuate="onLoad"/></draw:frame>. <text:s/></text:p>
      <text:p text:style-name="Text_20_body">Once we know <text:span text:style-name="T2">n</text:span>, then we can calculate the chordal distance DE. <text:s/>This is the setting for the dividers to lay out the holes to be drilled:</text:p>
      <text:p text:style-name="Equation"><draw:frame draw:style-name="fr2" draw:name="Object7" text:anchor-type="as-char" svg:width="0.9626in" svg:height="0.3472in" draw:z-index="6"><draw:object xlink:href="./Object 7" xlink:type="simple" xlink:show="embed" xlink:actuate="onLoad"/><draw:image xlink:href="./ObjectReplacements/Object 7" xlink:type="simple" xlink:show="embed" xlink:actuate="onLoad"/></draw:frame></text:p>
      <text:h text:style-name="Heading_20_1" text:outline-level="1"><text:soft-page-break/>Running the program</text:h>
      <text:p text:style-name="Text_20_body">Instead of plugging numbers into the formula, you can run the <text:span text:style-name="Code">chain.py</text:span> script and it will prompt you for the needed numbers. <text:s/>The units used are not defined, but must be the same for each linear dimension. <text:s/>The output will be in the same units.</text:p>
      <text:p text:style-name="Text_20_body">The following example problem will be in inches. <text:s/>Suppose we want a 6 inch diameter hole in a plate. <text:s/>We're willing to allow 0.05 for finishing the hole and we want to use a 1/2" drill to cut the chain holes. <text:s/>We run the program using <text:span text:style-name="Code">python chain.py</text:span> and</text:p>
      <text:p text:style-name="Code">This script calculates the parameters for chain drilling a hole or a</text:p>
      <text:p text:style-name="Code">disk from sheet material. <text:s/>Type q to exit at any time. <text:s/>Use -l on the</text:p>
      <text:p text:style-name="Code">command line to use the last-entered information (this repeats the</text:p>
      <text:p text:style-name="Code">output of the last run); use -d to use the program's default values.</text:p>
      <text:p text:style-name="Code"/>
      <text:p text:style-name="Code">Do you want to chain-drill a hole (h) or a disk (d)? [h] <text:span text:style-name="Code_2c__20_important">h</text:span></text:p>
      <text:p text:style-name="Code">What is the hole diameter you want? [6] <text:span text:style-name="Code_2c__20_important">6</text:span></text:p>
      <text:p text:style-name="Code">What drill diameter will be used? [0.5] <text:span text:style-name="Code_2c__20_important">0.5</text:span></text:p>
      <text:p text:style-name="Code">What is the distance between the hole edges? [0.1] <text:span text:style-name="Code_2c__20_important">0.1</text:span></text:p>
      <text:p text:style-name="Code">What is the allowance between the final diameter and chain holes? [0.05] <text:span text:style-name="Code_2c__20_important">0.05</text:span></text:p>
      <text:p text:style-name="Code"/>
      <text:p text:style-name="Code">Chain-drilled hole input data:</text:p>
      <text:p text:style-name="Code"><text:s text:c="4"/>Desired hole diameter <text:s text:c="12"/>= 6.000</text:p>
      <text:p text:style-name="Code"><text:s text:c="4"/>Drill diameter <text:s text:c="19"/>= 0.5000</text:p>
      <text:p text:style-name="Code"><text:s text:c="4"/>Allowance <text:s text:c="24"/>= 0.05000</text:p>
      <text:p text:style-name="Code"><text:s text:c="4"/>Desired material between holes <text:s text:c="3"/>= 0.1000</text:p>
      <text:p text:style-name="Code"><text:s text:c="2"/>Results:</text:p>
      <text:p text:style-name="Code"><text:s text:c="4"/>Number of holes to drill <text:s text:c="9"/>= 28</text:p>
      <text:p text:style-name="Code"><text:s text:c="4"/>Angle between holes <text:s text:c="14"/>= 12.86 deg</text:p>
      <text:p text:style-name="Code"><text:s text:c="4"/>Minimum material between holes <text:s text:c="3"/>= 0.1046</text:p>
      <text:p text:style-name="Code"><text:s text:c="2"/>Information to lay out chain holes:</text:p>
      <text:p text:style-name="Code"><text:s text:c="4"/>Circle diameter for chain holes <text:s text:c="2"/>= 5.400</text:p>
      <text:p text:style-name="Code_20_end"><text:s text:c="4"/>Divider setting for hole layout <text:s text:c="2"/>= 0.6046</text:p>
      <text:p text:style-name="Text_20_body">The responses I gave are in red (they just happen to correspond to the defaults). <text:s/>The report gives us the two key pieces of information needed to mark out where to drill the holes. <text:s/>The dividers or compass should be set to scribe a circle of 5.4 inches in diameter about point O. <text:s/>Then set the dividers to 0.60 inches and step off the 28 holes to be drilled around this circle. <text:s/>You'd also scribe the finished hole diameter for the final finishing step.</text:p>
      <text:p text:style-name="Text_20_body">The script is set up to remember the last answers you made to the input prompts and use them as the default answer the next time the question is asked. <text:s/>However, this only happens if the last run of the script was successful.</text:p>
      <text:p text:style-name="Text_20_body">You can type python expressions in as answers when you're being prompted for a number. <text:s/>We'll demonstrate this in the following problem. <text:s/>Suppose we want a disk that is 425*cos(28.3<text:span text:style-name="T3">°</text:span>) mm in diameter and we will drill chain holes with a drill 5/8 inches in diameter. <text:s/>We want at least 1 mm between the holes and a 1/2 mm allowance:</text:p>
      <text:p text:style-name="Code">This script calculates the parameters for chain drilling a hole or a</text:p>
      <text:p text:style-name="Code">disk from sheet material. <text:s/>Type q to exit at any time. <text:s/>Use -l on the</text:p>
      <text:p text:style-name="Code">command line to use the last-entered information (this repeats the</text:p>
      <text:p text:style-name="Code">output of the last run); use -d to use the program's default values.</text:p>
      <text:p text:style-name="Code"/>
      <text:p text:style-name="Code">Do you want to chain-drill a hole (h) or a disk (d)? [h] <text:span text:style-name="Code_2c__20_important">d</text:span></text:p>
      <text:p text:style-name="Code">What is the disk diameter you want? [6] <text:span text:style-name="Code_2c__20_important">425*cos(28.3*pi/180)</text:span></text:p>
      <text:p text:style-name="Code">What drill diameter will be used? [0.5] <text:span text:style-name="Code_2c__20_important">5/8*25.4</text:span></text:p>
      <text:p text:style-name="Code">What is the distance between the hole edges? [0.1] <text:span text:style-name="Code_2c__20_important">1</text:span></text:p>
      <text:p text:style-name="Code">What is the allowance between the final diameter and chain holes? [0.05] <text:span text:style-name="Code_2c__20_important">1/2</text:span></text:p>
      <text:p text:style-name="Code"/>
      <text:p text:style-name="Code">Chain-drilled disk input data:</text:p>
      <text:p text:style-name="Code"><text:s text:c="4"/>Desired disk diameter <text:s text:c="12"/>= 374.2</text:p>
      <text:p text:style-name="Code"><text:s text:c="4"/>Drill diameter <text:s text:c="19"/>= 15.88</text:p>
      <text:p text:style-name="Code"><text:s text:c="4"/>Allowance <text:s text:c="24"/>= 0.5000</text:p>
      <text:p text:style-name="Code"><text:s text:c="4"/>Desired material between holes <text:s text:c="3"/>= 1.000</text:p>
      <text:p text:style-name="Code"><text:soft-page-break/><text:s text:c="2"/>Results:</text:p>
      <text:p text:style-name="Code"><text:s text:c="4"/>Number of holes to drill <text:s text:c="9"/>= 72</text:p>
      <text:p text:style-name="Code"><text:s text:c="4"/>Angle between holes <text:s text:c="14"/>= 5.000 deg</text:p>
      <text:p text:style-name="Code"><text:s text:c="4"/>Minimum material between holes <text:s text:c="3"/>= 1.184</text:p>
      <text:p text:style-name="Code"><text:s text:c="2"/>Information to lay out chain holes:</text:p>
      <text:p text:style-name="Code"><text:s text:c="4"/>Circle diameter for chain holes <text:s text:c="2"/>= 391.1</text:p>
      <text:p text:style-name="Code_20_end"><text:s text:c="4"/>Divider setting for hole layout <text:s text:c="2"/>= 17.06</text:p>
      <text:p text:style-name="Text_20_body">The symbols from the math module are in scope, so you can use functions like <text:span text:style-name="Code">sin</text:span>, <text:span text:style-name="Code">cos</text:span>, etc. as well as constants like <text:span text:style-name="Code">pi</text:span>. <text:s/>Note I had to convert the angle in degrees to radians, as the trig functions take their arguments in radians.</text:p>
      <text:h text:style-name="Heading_20_1" text:outline-level="1">Practical chain drilling</text:h>
      <text:p text:style-name="Text_20_body">You will discover through experience that you don't want to make the allowance or distance between the holes too small. <text:s/>If you do, you'll sometimes find that the drill can wander from its position a little bit. <text:s/>One reason for this is that you can be drilling a material like Douglas Fir, which has softer and harder portions in the growth rings. <text:s/>If you try to drill a marked and center-punched hole in some hard wood, it can slip off and drill in the adjacent softer wood instead (brad-point drills can reduce this tendency). <text:s/>In metal, if you get too close to another hole, the wall can be too weak to support the drill and it can break through. <text:s/>This sometimes results in the drill grabbing and, unless the workpiece is strongly held, can wrench it from your hands and perhaps cause an injury.</text:p>
      <text:p text:style-name="Text_20_body">The rough numbers for the distance between the holes that I use are about 1 mm for metal and 2 mm for wood. <text:s/>I usually use about 1 mm allowance for finishing. <text:s/>If I'll be using files or rasps for finishing, I try to allow about 1/2 mm.</text:p>
      <text:p text:style-name="Text_20_body">Once you've punched out the hole's slug, you need to finish the hole to its final diameter. <text:s/>This can be done with files, rasps, sanding drums, or a belt sander for disks. <text:s/>In wood, you can use a router bit to cut the scrap closer to the final diameter; in metal, a mill can be used to do the same task. <text:s/>A band or jig saw can also be used, depending on the material. <text:s/>In other words, you have numerous choices, although some will be significantly faster than others.</text:p>
      <text:p text:style-name="Text_20_body">If you have a plunge router and you're going to chain drill some wood, plastic, or aluminum, it can be worth your time to make a router compass that will let you use the router to drill the chain holes by plunging. <text:s/>You can cut to the exact diameter you wish and route out most of the material if cutting a hole and all of the material if cutting a disk. <text:s/>You can glue or carpet-tape on a temporary piece of sheet for the compass' hole center if you don't what a center hole in the finished disk. <text:s/>In my opinion, a router is the tool of choice if you can use it. <text:s/>If you have a rigid setup, you can just route the disk or hole instead of chain drilling (for a hole, leave a small amount of material supporting the scrap inner disk to avoid it coming loose and being grabbed and ruining the work).</text:p>
      <text:p text:style-name="Text_20_body">For holes, my favorite finishing device is the drum sander that can be chucked in a drill press. <text:s/>Ideally, the drum should be around 3/4 the size of the finished hole, but we usually have to use drums that are substantially smaller than the finished hole diameter. <text:s/>Start off with a coarse sanding drum like a 40 or 50 grit and finish up with an 80 or 100 grit. <text:s/></text:p>
      <text:p text:style-name="Text_20_body">If you're cutting a disk, you'll have to finish the OD of the disk to size. <text:s/>My favorite tool for this is a router, but for metal a lathe will be the best tool -- but holding a thin disk can be somewhat of a challenge. <text:s/>There are a variety of techniques. <text:s/>If you take light cuts, something like carpet tape can hold the disk to another disk that can be chucked. <text:s/>You can also clamp the disk between the chuck and tailstock with a live center and a suitable adapter. <text:s/>Don't forget hot melt glue, which can secure the disk to another disk which can be chucked. <text:s/>There are also fixturing alloys with low melting points that can be used to hold such things, but I've never used them. <text:s/>If the disk is ferromagnetic, it's possible it can be held with suitable magnets or a magnetic chuck.</text:p>
      <text:p text:style-name="Text_20_body">Finish cutting the disk on a band saw, jig saw, or saber saw is another technique. <text:s/>You cut near to the scribed finish line ("save" the line), then finish up by sanding to size on a belt or disk san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0.3in" fo:margin-right="0in" fo:text-indent="0in" style:auto-text-indent="false"/>
      <style:text-properties fo:color="#000080" fo:font-style="italic"/>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20T12:14:48.71</meta:creation-date>
    <meta:editing-cycles>1</meta:editing-cycles>
    <meta:editing-duration>PT00H00M00S</meta:editing-duration>
    <meta:generator>OpenOffice.org/3.2$Win32 OpenOffice.org_project/320m18$Build-9502</meta:generator>
    <meta:document-statistic meta:table-count="0" meta:image-count="0" meta:object-count="8" meta:page-count="4" meta:paragraph-count="88" meta:word-count="2119" meta:character-count="11586"/>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svg:stroke-color="#800080" draw:fill="none"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draw:stroke="dash" draw:stroke-dash="Fine_20_Dashed_20__28_var_29_" svg:stroke-width="0.025cm" draw:marker-start-width="0.33cm" draw:marker-end-width="0.33cm" draw:fill="none" draw:textarea-horizontal-align="center" draw:textarea-vertical-align="middle" fo:padding-top="-0.013cm" fo:padding-bottom="-0.013cm" fo:padding-left="-0.013cm" fo:padding-right="-0.013cm"/>
    </style:style>
    <style:style style:name="gr5" style:family="graphic" style:parent-style-name="standard">
      <style:graphic-properties draw:stroke="none" svg:stroke-color="#000000" draw:fill="none" draw:fill-color="#ffffff" fo:min-height="0.191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81cm" svg:y1="5.501cm" svg:x2="12.632cm" svg:y2="5.501cm">
          <text:p/>
        </draw:line>
        <draw:line draw:style-name="gr1" draw:text-style-name="P1" draw:layer="layout" svg:x1="6.905cm" svg:y1="0.549cm" svg:x2="6.905cm" svg:y2="9.793cm">
          <text:p/>
        </draw:line>
        <draw:circle draw:style-name="gr2" draw:text-style-name="P1" draw:layer="layout" svg:width="7.808cm" svg:height="7.808cm" svg:x="3.001cm" svg:y="1.597cm">
          <text:p/>
        </draw:circle>
        <draw:circle draw:style-name="gr3" draw:text-style-name="P1" draw:layer="layout" svg:width="0.484cm" svg:height="0.484cm" svg:x="6.663cm" svg:y="1.71cm">
          <text:p/>
        </draw:circle>
        <draw:circle draw:style-name="gr4" draw:text-style-name="P1" draw:layer="layout" svg:width="7.098cm" svg:height="7.098cm" svg:x="3.356cm" svg:y="1.952cm">
          <text:p/>
        </draw:circle>
        <draw:circle draw:style-name="gr3" draw:text-style-name="P1" draw:layer="layout" svg:width="0.484cm" svg:height="0.484cm" svg:x="7.263cm" svg:y="1.753cm">
          <text:p/>
        </draw:circle>
        <draw:circle draw:style-name="gr3" draw:text-style-name="P1" draw:layer="layout" svg:width="0.484cm" svg:height="0.484cm" svg:x="7.863cm" svg:y="1.915cm">
          <text:p/>
        </draw:circle>
        <draw:frame draw:style-name="gr5" draw:layer="layout" svg:width="0.307cm" svg:height="0.437cm" svg:x="7.038cm" svg:y="5.074cm">
          <draw:text-box>
            <text:p>O</text:p>
          </draw:text-box>
        </draw:frame>
        <draw:frame draw:style-name="gr5" draw:layer="layout" svg:width="0.26cm" svg:height="0.437cm" svg:x="2.562cm" svg:y="5.075cm">
          <draw:text-box>
            <text:p>A</text:p>
          </draw:text-box>
        </draw:frame>
        <draw:frame draw:style-name="gr5" draw:layer="layout" svg:width="0.26cm" svg:height="0.437cm" svg:x="3.562cm" svg:y="5.076cm">
          <draw:text-box>
            <text:p>B</text:p>
          </draw:text-box>
        </draw:frame>
        <draw:frame draw:style-name="gr5" draw:layer="layout" svg:width="0.281cm" svg:height="0.437cm" svg:x="10.953cm" svg:y="5.078cm">
          <draw:text-box>
            <text:p>D</text:p>
          </draw:text-box>
        </draw:frame>
        <draw:frame draw:style-name="gr5" draw:layer="layout" svg:width="0.26cm" svg:height="0.437cm" svg:x="6.564cm" svg:y="1.179cm">
          <draw:text-box>
            <text:p>E</text:p>
          </draw:text-box>
        </draw:frame>
        <draw:frame draw:style-name="gr5" draw:layer="layout" svg:width="0.281cm" svg:height="0.437cm" svg:x="10.053cm" svg:y="5.078cm">
          <draw:text-box>
            <text:p>C</text:p>
          </draw:text-box>
        </draw:frame>
        <draw:frame draw:style-name="gr5" draw:layer="layout" svg:width="0.218cm" svg:height="0.437cm" svg:x="7.413cm" svg:y="2.356cm">
          <draw:text-box>
            <text:p>1</text:p>
          </draw:text-box>
        </draw:frame>
        <draw:frame draw:style-name="gr5" draw:layer="layout" svg:width="0.218cm" svg:height="0.437cm" svg:x="8.018cm" svg:y="2.476cm">
          <draw:text-box>
            <text:p>2</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99ccff" draw:fill-gradient-name="Gradient_20_7" draw:fill-hatch-name="Hatch_20_1" draw:fill-image-name="Bitmape_20_1"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Object 1/content.xml><?xml version="1.0" encoding="utf-8"?>
<math xmlns="http://www.w3.org/1998/Math/MathML">
  <semantics>
    <mrow>
      <mtext>Must have </mtext>
      <mrow>
        <mi>d</mi>
        <mi mathvariant="normal">≪</mi>
        <mfrac>
          <mtext>OD</mtext>
          <mn>2</mn>
        </mfrac>
      </mrow>
    </mrow>
    <annotation encoding="StarMath 5.0">"Must have " d &lt;&lt; "OD" over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403cm"/>
    </style:style>
    <style:style style:name="gr3" style:family="graphic" style:parent-style-name="measure" style:list-style-name="L1">
      <style:graphic-properties draw:textarea-horizontal-align="center" draw:textarea-vertical-align="middle" draw:line-distance="1.342cm" draw:measure-align="left-outside" draw:placing="below"/>
    </style:style>
    <style:style style:name="gr4" style:family="graphic" style:parent-style-name="measure" style:list-style-name="L1">
      <style:graphic-properties draw:textarea-horizontal-align="center" draw:textarea-vertical-align="middle" draw:measure-align="automatic" draw:placing="below" draw:parallel="true"/>
    </style:style>
    <style:style style:name="gr5" style:family="graphic" style:parent-style-name="measure" style:list-style-name="L1">
      <style:graphic-properties draw:textarea-horizontal-align="center" draw:textarea-vertical-align="middle" draw:measure-align="right-outside"/>
    </style:style>
    <style:style style:name="gr6" style:family="graphic" style:parent-style-name="standard">
      <style:graphic-properties draw:ole-draw-aspect="1" style:protect="siz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Minor_20_line" draw:layer="layout" svg:x1="2.014cm" svg:y1="4.123cm" svg:x2="12.904cm" svg:y2="4.123cm">
          <text:p/>
        </draw:line>
        <draw:circle draw:style-name="Dashed" draw:layer="layout" svg:width="17.6cm" svg:height="17.6cm" svg:x="-6.786cm" svg:y="-4.677cm" draw:kind="arc" draw:start-angle="336.08" draw:end-angle="10">
          <text:p/>
        </draw:circle>
        <draw:circle draw:style-name="Chain_20_hole" draw:layer="layout" svg:width="1.226cm" svg:height="1.226cm" svg:x="10.201cm" svg:y="3.51cm">
          <text:p/>
        </draw:circle>
        <draw:circle draw:style-name="Chain_20_hole" draw:layer="layout" svg:width="1.226cm" svg:height="1.226cm" svg:x="9.925cm" svg:y="5.61cm">
          <text:p/>
        </draw:circle>
        <draw:line draw:style-name="Minor_20_line" draw:layer="layout" svg:x1="2.014cm" svg:y1="4.123cm" svg:x2="12.501cm" svg:y2="6.711cm">
          <text:p/>
        </draw:line>
        <draw:circle draw:style-name="Arc" draw:layer="layout" svg:width="20.09cm" svg:height="20.09cm" svg:x="-8.031cm" svg:y="-5.922cm" draw:kind="arc" draw:start-angle="337.5" draw:end-angle="11.02">
          <text:p/>
        </draw:circle>
        <draw:line draw:style-name="gr1" draw:layer="layout" svg:x1="10.814cm" svg:y1="4.123cm" svg:x2="10.538cm" svg:y2="6.223cm">
          <text:p/>
        </draw:line>
        <draw:frame draw:style-name="gr2" draw:layer="layout" svg:width="0.307cm" svg:height="0.437cm" svg:x="1.859cm" svg:y="3.686cm">
          <draw:text-box>
            <text:p>O</text:p>
          </draw:text-box>
        </draw:frame>
        <draw:frame draw:style-name="gr2" draw:layer="layout" svg:width="0.26cm" svg:height="0.437cm" svg:x="12.082cm" svg:y="1.88cm">
          <draw:text-box>
            <text:p>A</text:p>
          </draw:text-box>
        </draw:frame>
        <draw:frame draw:style-name="gr2" draw:layer="layout" svg:width="0.26cm" svg:height="0.437cm" svg:x="11.507cm" svg:y="8.033cm">
          <draw:text-box>
            <text:p>B</text:p>
          </draw:text-box>
        </draw:frame>
        <draw:frame draw:style-name="gr2" draw:layer="layout" svg:width="0.281cm" svg:height="0.437cm" svg:x="9.797cm" svg:y="7.834cm">
          <draw:text-box>
            <text:p>C</text:p>
          </draw:text-box>
        </draw:frame>
        <draw:frame draw:style-name="gr2" draw:layer="layout" svg:width="0.281cm" svg:height="0.437cm" svg:x="10.16cm" svg:y="6.173cm">
          <draw:text-box>
            <text:p>D</text:p>
          </draw:text-box>
        </draw:frame>
        <draw:frame draw:style-name="gr2" draw:layer="layout" svg:width="0.26cm" svg:height="0.437cm" svg:x="10.433cm" svg:y="4.136cm">
          <draw:text-box>
            <text:p>E</text:p>
          </draw:text-box>
        </draw:frame>
        <draw:frame draw:style-name="gr2" draw:layer="layout" svg:width="0.239cm" svg:height="0.437cm" svg:x="10.431cm" svg:y="2.104cm">
          <draw:text-box>
            <text:p>F</text:p>
          </draw:text-box>
        </draw:frame>
        <draw:frame draw:style-name="gr2" draw:layer="layout" svg:width="0.218cm" svg:height="0.437cm" svg:x="7.192cm" svg:y="4.531cm">
          <draw:text-box>
            <text:p><text:span text:style-name="T1">θ</text:span></text:p>
          </draw:text-box>
        </draw:frame>
        <draw:frame draw:style-name="gr2" draw:layer="layout" svg:width="0.307cm" svg:height="0.437cm" svg:x="12.198cm" svg:y="3.705cm">
          <draw:text-box>
            <text:p>G</text:p>
          </draw:text-box>
        </draw:frame>
        <draw:frame draw:style-name="gr2" draw:layer="layout" svg:width="0.281cm" svg:height="0.437cm" svg:x="11.461cm" svg:y="3.694cm">
          <draw:text-box>
            <text:p>H</text:p>
          </draw:text-box>
        </draw:frame>
        <draw:frame draw:style-name="gr2" draw:layer="layout" svg:width="0.197cm" svg:height="0.437cm" svg:x="10.965cm" svg:y="4.757cm">
          <draw:text-box>
            <text:p>J</text:p>
          </draw:text-box>
        </draw:frame>
        <draw:frame draw:style-name="gr2" draw:layer="layout" svg:width="0.26cm" svg:height="0.437cm" svg:x="10.875cm" svg:y="5.28cm">
          <draw:text-box>
            <text:p>K</text:p>
          </draw:text-box>
        </draw:frame>
        <draw:measure draw:style-name="gr3" draw:text-style-name="P1" draw:layer="measurelines" svg:x1="12.059cm" svg:y1="4.123cm" svg:x2="11.427cm" svg:y2="4.123cm">
          <text:p text:style-name="P1"><text:span text:style-name="T2"><text:s text:c="2"/></text:span></text:p>
        </draw:measure>
        <draw:circle draw:style-name="Arrow_2c__20_double" draw:layer="layout" svg:width="10.058cm" svg:height="10.058cm" svg:x="-3.015cm" svg:y="-0.906cm" draw:kind="arc" draw:start-angle="346.19" draw:end-angle="359.84">
          <text:p/>
        </draw:circle>
        <draw:measure draw:style-name="gr4" draw:text-style-name="P1" draw:layer="measurelines" svg:x1="10.715cm" svg:y1="4.736cm" svg:x2="10.575cm" svg:y2="5.61cm">
          <text:p text:style-name="P1"><text:span text:style-name="T2"><text:measure text:kind="gap"> </text:measure></text:span><text:span text:style-name="T3"> </text:span><text:span text:style-name="T2"><text:measure text:kind="gap"> </text:measure></text:span></text:p>
        </draw:measure>
        <draw:frame draw:style-name="gr2" draw:layer="layout" svg:width="0.218cm" svg:height="0.437cm" svg:x="12.503cm" svg:y="2.561cm">
          <draw:text-box>
            <text:p>a</text:p>
          </draw:text-box>
        </draw:frame>
        <draw:line draw:style-name="Minor_20_line" draw:layer="layout" svg:x1="2.015cm" svg:y1="4.123cm" svg:x2="10.18cm" svg:y2="7.477cm">
          <text:p/>
        </draw:line>
        <draw:frame draw:style-name="gr2" draw:layer="layout" svg:width="0.133cm" svg:height="0.437cm" svg:x="6.21cm" svg:y="5.949cm">
          <draw:text-box>
            <text:p>r</text:p>
          </draw:text-box>
        </draw:frame>
        <draw:measure draw:style-name="gr5" draw:text-style-name="P1" draw:layer="measurelines" svg:x1="11.151cm" svg:y1="6.355cm" svg:x2="9.925cm" svg:y2="6.049cm">
          <text:p text:style-name="P1"><text:span text:style-name="T2">d </text:span></text:p>
        </draw:measure>
        <draw:frame draw:style-name="gr6" draw:layer="layout" svg:width="3.323cm" svg:height="0.925cm" svg:x="2.413cm" svg:y="6.685cm">
          <draw:object xlink:href="./Object 1" xlink:type="simple" xlink:show="embed" xlink:actuate="onLoad"/>
          <draw:image xlink:href="./ObjectReplacements/Object 1" xlink:type="simple" xlink:show="embed" xlink:actuate="onLoad"/>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99ccff" draw:fill-gradient-name="Gradient_20_7" draw:fill-hatch-name="Hatch_20_1" draw:fill-image-name="Bitmape_20_1"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text-properties fo:font-size="12pt"/>
    </style:style>
    <style:style style:name="Dashed" style:family="graphic" style:parent-style-name="Minor_20_line">
      <style:graphic-properties draw:stroke="dash" draw:stroke-dash="Fine_20_Dashed_20__28_var_29_" svg:stroke-width="0.025cm" draw:marker-start-width="0.33cm" draw:marker-end-width="0.33cm" draw:textarea-horizontal-align="center" draw:textarea-vertical-align="middle"/>
      <style:paragraph-properties fo:text-align="center"/>
    </style:style>
    <style:style style:name="Minor_20_line" style:display-name="Minor line" style:family="graphic" style:parent-style-name="standard">
      <style:graphic-properties svg:stroke-width="0.025cm" draw:marker-start-width="0.33cm" draw:marker-end-width="0.33cm" draw:textarea-horizontal-align="center" draw:textarea-vertical-align="middle"/>
      <style:paragraph-properties fo:text-align="center"/>
    </style:style>
    <style:style style:name="Arc" style:family="graphic" style:parent-style-name="standard">
      <style:graphic-properties svg:stroke-width="0.076cm" svg:stroke-color="#800080" draw:marker-start-width="0.406cm" draw:marker-end-width="0.406cm" draw:textarea-horizontal-align="center" draw:textarea-vertical-align="middle"/>
      <style:paragraph-properties fo:text-align="center"/>
    </style:style>
    <style:style style:name="Chain_20_hole" style:display-name="Chain hole" style:family="graphic" style:parent-style-name="objectwithoutfill">
      <style:graphic-properties svg:stroke-color="#800000" draw:fill="none"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52cm" draw:marker-end="Arrow" draw:marker-end-width="0.15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i>r</mi>
      <mrow>
        <mi/>
        <mi mathvariant="normal">=</mi>
        <mi/>
      </mrow>
      <mfrac>
        <mi>D</mi>
        <mn>2</mn>
      </mfrac>
      <mrow>
        <mi/>
        <mi mathvariant="normal">−</mi>
        <mi/>
      </mrow>
      <mi>a</mi>
      <mrow>
        <mi/>
        <mi mathvariant="normal">−</mi>
        <mi/>
      </mrow>
      <mfrac>
        <mi>d</mi>
        <mn>2</mn>
      </mfrac>
    </mrow>
    <annotation encoding="StarMath 5.0">r `=` D over 2 `-` a `-` d over 2</annotation>
  </semantics>
</math>
</file>

<file path=Object 4/content.xml><?xml version="1.0" encoding="utf-8"?>
<math xmlns="http://www.w3.org/1998/Math/MathML">
  <semantics>
    <mrow>
      <mi>D</mi>
      <mrow>
        <mi/>
        <mi mathvariant="normal">−</mi>
        <mi/>
      </mrow>
      <mi>d</mi>
      <mrow>
        <mi/>
        <mi mathvariant="normal">−</mi>
        <mi/>
      </mrow>
      <mn>2</mn>
      <mi>a</mi>
    </mrow>
    <annotation encoding="StarMath 5.0">D `-` d `-` 2 a</annotation>
  </semantics>
</math>
</file>

<file path=Object 5/content.xml><?xml version="1.0" encoding="utf-8"?>
<math xmlns="http://www.w3.org/1998/Math/MathML">
  <semantics>
    <mrow>
      <mi>n</mi>
      <mrow>
        <mi>d</mi>
        <mo stretchy="false">+</mo>
        <mrow>
          <mo stretchy="false">(</mo>
          <mrow>
            <mi>n</mi>
            <mi mathvariant="normal">−</mi>
            <mn>1</mn>
          </mrow>
          <mo stretchy="false">)</mo>
        </mrow>
      </mrow>
      <mo stretchy="false">δ</mo>
      <mrow>
        <mi/>
        <mi mathvariant="normal">=</mi>
        <mi/>
      </mrow>
      <mn>2</mn>
      <mo stretchy="false">π</mo>
      <mi>r</mi>
    </mrow>
    <annotation encoding="StarMath 5.0">n d + (n - 1) %delta `=` 2 %pi r</annotation>
  </semantics>
</math>
</file>

<file path=Object 6/content.xml><?xml version="1.0" encoding="utf-8"?>
<math xmlns="http://www.w3.org/1998/Math/MathML">
  <semantics>
    <mrow>
      <mi>n</mi>
      <mrow>
        <mi/>
        <mi mathvariant="normal">=</mi>
        <mi/>
      </mrow>
      <mtext>int</mtext>
      <mfenced open="" close="">
        <mfrac>
          <mrow>
            <mn>2</mn>
            <mo stretchy="false">π</mo>
            <mrow>
              <mi>r</mi>
              <mi mathvariant="normal">−</mi>
              <mo stretchy="false">δ</mo>
            </mrow>
          </mrow>
          <mrow>
            <mi>d</mi>
            <mo stretchy="false">+</mo>
            <mo stretchy="false">δ</mo>
          </mrow>
        </mfrac>
      </mfenced>
    </mrow>
    <annotation encoding="StarMath 5.0">n `=` "int" left ( {2 %pi r - %delta} over {d + %delta} right )</annotation>
  </semantics>
</math>
</file>

<file path=Object 7/content.xml><?xml version="1.0" encoding="utf-8"?>
<math xmlns="http://www.w3.org/1998/Math/MathML">
  <semantics>
    <mrow>
      <mi mathvariant="italic">DE</mi>
      <mrow>
        <mi/>
        <mi mathvariant="normal">=</mi>
        <mi/>
      </mrow>
      <mn>2</mn>
      <mi>r</mi>
      <mi>sin</mi>
      <mfrac>
        <mo stretchy="false">π</mo>
        <mi>n</mi>
      </mfrac>
    </mrow>
    <annotation encoding="StarMath 5.0">DE `=` 2 r sin %pi over n</annotation>
  </semantics>
</math>
</file>

<file path=Object 8/content.xml><?xml version="1.0" encoding="utf-8"?>
<math xmlns="http://www.w3.org/1998/Math/MathML">
  <semantics>
    <mrow>
      <mi>d</mi>
      <mi mathvariant="normal">≪</mi>
      <mi>D</mi>
    </mrow>
    <annotation encoding="StarMath 5.0">d &lt;&lt; D</annotation>
  </semantics>
</math>
</file>